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7f0b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f7f0b6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C Version</text:p>
          </table:table-cell>
          <table:table-cell/>
          <table:table-cell table:style-name="ce4" office:value-type="string" calcext:value-type="string">
            <text:p>Java Version</text:p>
          </table:table-cell>
          <table:table-cell table:style-name="ce6"/>
          <table:table-cell table:style-name="ce4" office:value-type="string" calcext:value-type="string">
            <text:p>MC Version</text:p>
          </table:table-cell>
          <table:table-cell table:style-name="ce4" office:value-type="string" calcext:value-type="string">
            <text:p>Index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.19.2</text:p>
          </table:table-cell>
          <table:table-cell/>
          <table:table-cell table:style-name="ce5" office:value-type="string" calcext:value-type="string">
            <text:p>Java 8 </text:p>
          </table:table-cell>
          <table:table-cell table:style-name="ce7" office:value-type="string" calcext:value-type="string">
            <text:p>→</text:p>
          </table:table-cell>
          <table:table-cell table:style-name="ce8" office:value-type="string" calcext:value-type="string">
            <text:p>1.6.1 ~ 1.16.5</text:p>
          </table:table-cell>
          <table:table-cell table:style-name="ce2" office:value-type="string" calcext:value-type="string">
            <text:p>8 ~ 5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19.1</text:p>
          </table:table-cell>
          <table:table-cell/>
          <table:table-cell table:style-name="ce5" office:value-type="string" calcext:value-type="string">
            <text:p>Java 17</text:p>
          </table:table-cell>
          <table:table-cell table:style-name="ce7" office:value-type="string" calcext:value-type="string">
            <text:p>→</text:p>
          </table:table-cell>
          <table:table-cell table:style-name="ce8" office:value-type="string" calcext:value-type="string">
            <text:p>1.17 ~</text:p>
          </table:table-cell>
          <table:table-cell table:style-name="ce2" office:value-type="string" calcext:value-type="string">
            <text:p>0 ~ 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18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18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.17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.16.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.16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.16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.16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2" office:value-type="float" office:value="1.16" calcext:value-type="float">
            <text:p>1.1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.15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.15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.14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.14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1.14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1.14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1.13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1.13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1.12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1.12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style-name="ce2" office:value-type="float" office:value="1.12" calcext:value-type="float">
            <text:p>1.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1.11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1.11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style-name="ce2" office:value-type="float" office:value="1.11" calcext:value-type="float">
            <text:p>1.1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string" calcext:value-type="string">
            <text:p>1.10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1.10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string" calcext:value-type="string">
            <text:p>1.9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string" calcext:value-type="string">
            <text:p>1.9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1.9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string" calcext:value-type="string">
            <text:p>1.9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1.8.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string" calcext:value-type="string">
            <text:p>1.8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1.8.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1.8.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1.8.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string" calcext:value-type="string">
            <text:p>1.8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string" calcext:value-type="string">
            <text:p>1.8.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string" calcext:value-type="string">
            <text:p>1.8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string" calcext:value-type="string">
            <text:p>1.8.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1.7.1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string" calcext:value-type="string">
            <text:p>1.7.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string" calcext:value-type="string">
            <text:p>1.7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1.7.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string" calcext:value-type="string">
            <text:p>1.7.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string" calcext:value-type="string">
            <text:p>1.7.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string" calcext:value-type="string">
            <text:p>1.7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1.7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string" calcext:value-type="string">
            <text:p>1.6.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1.6.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string" calcext:value-type="string">
            <text:p>1.6.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0T18:17:46.703000000</meta:creation-date>
    <dc:date>2022-08-30T18:30:54.973000000</dc:date>
    <meta:editing-duration>PT13M9S</meta:editing-duration>
    <meta:editing-cycles>4</meta:editing-cycles>
    <meta:generator>LibreOffice/7.3.0.3$Windows_X86_64 LibreOffice_project/0f246aa12d0eee4a0f7adcefbf7c878fc2238db3</meta:generator>
    <meta:document-statistic meta:table-count="1" meta:cell-count="131" meta:object-count="0"/>
  </office:meta>
</office:document-meta>
</file>